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6cm" fo:min-width="2.432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.5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76cm" fo:min-width="1.376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1.376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75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2.5cm" style:writing-mode="lr-tb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6" draw:marker-end-width="0.3cm" draw:fill="none" draw:textarea-vertical-align="middle"/>
    </style:style>
    <style:style style:name="gr14" style:family="graphic" style:parent-style-name="objectwithoutfill">
      <style:graphic-properties draw:marker-end="Arrowheads_20_17" draw:marker-end-width="0.3cm" draw:fill="none" draw:textarea-vertical-align="middle"/>
    </style:style>
    <style:style style:name="gr15" style:family="graphic" style:parent-style-name="objectwithoutfill">
      <style:graphic-properties draw:marker-end="Arrowheads_20_18" draw:marker-end-width="0.3cm" draw:fill="none" draw:textarea-vertical-align="middle"/>
    </style:style>
    <style:style style:name="gr16" style:family="graphic" style:parent-style-name="objectwithoutfill">
      <style:graphic-properties draw:marker-end="Arrowheads_20_19" draw:marker-end-width="0.3cm" draw:fill="none" draw:textarea-vertical-align="middle"/>
    </style:style>
    <style:style style:name="gr17" style:family="graphic" style:parent-style-name="objectwithoutfill">
      <style:graphic-properties draw:marker-end="Arrowheads_20_21" draw:marker-end-width="0.3cm" draw:fill="none" draw:textarea-vertical-align="middle"/>
    </style:style>
    <style:style style:name="gr18" style:family="graphic" style:parent-style-name="objectwithoutfill">
      <style:graphic-properties draw:marker-end="Arrowheads_20_23" draw:marker-end-width="0.3cm" draw:fill="none" draw:textarea-vertical-align="middle"/>
    </style:style>
    <style:style style:name="gr19" style:family="graphic" style:parent-style-name="objectwithoutfill">
      <style:graphic-properties draw:marker-end="Arrowheads_20_24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21" style:family="graphic" style:parent-style-name="standard">
      <style:graphic-properties draw:stroke="none" draw:fill="none" fo:min-height="0.63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501cm" fo:min-width="1.782cm"/>
      <style:paragraph-properties style:writing-mode="lr-tb"/>
    </style:style>
    <style:style style:name="gr23" style:family="graphic" style:parent-style-name="objectwithoutfill">
      <style:graphic-properties draw:marker-end="Arrowheads_20_27" draw:marker-end-width="0.3cm" draw:fill="none" draw:textarea-vertical-align="middle"/>
    </style:style>
    <style:style style:name="gr24" style:family="graphic" style:parent-style-name="objectwithoutfill">
      <style:graphic-properties draw:marker-end="Arrowheads_20_28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25cm" svg:height="1cm" svg:x="2cm" svg:y="1.25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3cm" svg:height="1.5cm" svg:x="2cm" svg:y="2.75cm">
          <text:p text:style-name="P1"><text:span text:style-name="T1">Running = 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" draw:id="id3" draw:layer="layout" svg:width="3.75cm" svg:height="2.25cm" svg:x="1.5cm" svg:y="4.75cm">
          <text:p text:style-name="P1"><text:span text:style-name="T1">Is running tru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4" draw:id="id4" draw:layer="layout" svg:width="3.75cm" svg:height="2.5cm" svg:x="2cm" svg:y="8.25cm">
          <text:p text:style-name="P1"><text:span text:style-name="T1">Did user press Qui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2" xml:id="id7" draw:id="id7" draw:layer="layout" svg:width="3.25cm" svg:height="2cm" svg:x="2.25cm" svg:y="13.75cm">
          <text:p text:style-name="P1"><text:span text:style-name="T1">If new component button clicked make new compon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" draw:id="id8" draw:layer="layout" svg:width="3cm" svg:height="1.5cm" svg:x="2.25cm" svg:y="16.25cm">
          <text:p text:style-name="P1"><text:span text:style-name="T1">Update hovering compon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" draw:id="id9" draw:layer="layout" svg:width="3cm" svg:height="1.5cm" svg:x="2.25cm" svg:y="18.25cm">
          <text:p text:style-name="P1"><text:span text:style-name="T1">Update currentWi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10" draw:id="id10" draw:layer="layout" svg:width="3cm" svg:height="1.25cm" svg:x="2.25cm" svg:y="20.25cm">
          <text:p text:style-name="P1"><text:span text:style-name="T1">Run logic upd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" svg:x1="3.625cm" svg:y1="2.25cm" svg:x2="3.5cm" svg:y2="2.75cm" draw:start-shape="id1" draw:end-shape="id2" draw:end-glue-point="4" svg:d="M3625 2250l-125 500" svg:viewBox="0 0 126 501">
          <text:p/>
        </draw:connector>
        <draw:connector draw:style-name="gr8" draw:text-style-name="P3" draw:layer="layout" draw:type="line" svg:x1="3.5cm" svg:y1="4.25cm" svg:x2="3.375cm" svg:y2="4.75cm" draw:start-shape="id2" draw:start-glue-point="6" draw:end-shape="id3" svg:d="M3500 4250l-125 500" svg:viewBox="0 0 126 501">
          <text:p/>
        </draw:connector>
        <draw:connector draw:style-name="gr9" draw:text-style-name="P3" draw:layer="layout" draw:type="line" svg:x1="3.375cm" svg:y1="7cm" svg:x2="3.875cm" svg:y2="8.25cm" draw:start-shape="id3" draw:start-glue-point="6" draw:end-shape="id4" draw:end-glue-point="4" svg:d="M3375 7000l500 1250" svg:viewBox="0 0 501 1251">
          <text:p/>
        </draw:connector>
        <draw:custom-shape draw:style-name="gr1" draw:text-style-name="P2" xml:id="id5" draw:id="id5" draw:layer="layout" svg:width="3.25cm" svg:height="1cm" svg:x="7cm" svg:y="5.5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6" draw:id="id6" draw:layer="layout" svg:width="3cm" svg:height="1.5cm" svg:x="7.25cm" svg:y="8.75cm">
          <text:p text:style-name="P1"><text:span text:style-name="T1">Running = fal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3" draw:layer="layout" draw:type="line" svg:x1="5.25cm" svg:y1="5.875cm" svg:x2="7cm" svg:y2="6cm" draw:start-shape="id3" draw:end-shape="id5" draw:end-glue-point="5" svg:d="M5250 5875l1750 125" svg:viewBox="0 0 1751 126">
          <text:p/>
        </draw:connector>
        <draw:connector draw:style-name="gr11" draw:text-style-name="P3" draw:layer="layout" draw:type="line" svg:x1="5.75cm" svg:y1="9.5cm" svg:x2="7.25cm" svg:y2="9.5cm" draw:start-shape="id4" draw:end-shape="id6" draw:end-glue-point="5" svg:d="M5750 9500h1500" svg:viewBox="0 0 1501 1">
          <text:p/>
        </draw:connector>
        <draw:connector draw:style-name="gr12" draw:text-style-name="P3" draw:layer="layout" draw:type="line" svg:x1="3.875cm" svg:y1="10.75cm" svg:x2="3.75cm" svg:y2="11.75cm" draw:start-shape="id4" svg:d="M3875 10750l-125 1000" svg:viewBox="0 0 126 1001">
          <text:p/>
        </draw:connector>
        <draw:connector draw:style-name="gr13" draw:text-style-name="P3" draw:layer="layout" draw:type="line" svg:x1="8.75cm" svg:y1="10.25cm" svg:x2="5.25cm" svg:y2="12.5cm" draw:start-shape="id6" draw:start-glue-point="6" svg:d="M8750 10250l-3500 2250" svg:viewBox="0 0 3501 2251">
          <text:p/>
        </draw:connector>
        <draw:connector draw:style-name="gr14" draw:text-style-name="P3" draw:layer="layout" draw:type="line" svg:x1="3.75cm" svg:y1="13.25cm" svg:x2="3.875cm" svg:y2="13.75cm" draw:end-shape="id7" draw:end-glue-point="4" svg:d="M3750 13250l125 500" svg:viewBox="0 0 126 501">
          <text:p/>
        </draw:connector>
        <draw:connector draw:style-name="gr15" draw:text-style-name="P3" draw:layer="layout" draw:type="line" svg:x1="3.875cm" svg:y1="15.75cm" svg:x2="3.75cm" svg:y2="16.25cm" draw:start-shape="id7" draw:end-shape="id8" draw:end-glue-point="0" svg:d="M3875 15750l-125 500" svg:viewBox="0 0 126 501">
          <text:p/>
        </draw:connector>
        <draw:connector draw:style-name="gr16" draw:text-style-name="P3" draw:layer="layout" draw:type="line" svg:x1="3.75cm" svg:y1="17.75cm" svg:x2="3.75cm" svg:y2="18.25cm" draw:start-shape="id8" draw:end-shape="id9" svg:d="M3750 17750v500" svg:viewBox="0 0 1 501">
          <text:p/>
        </draw:connector>
        <draw:connector draw:style-name="gr17" draw:text-style-name="P3" draw:layer="layout" draw:type="line" svg:x1="3.75cm" svg:y1="19.75cm" svg:x2="3.75cm" svg:y2="20.25cm" draw:start-shape="id9" draw:end-shape="id10" draw:end-glue-point="0" svg:d="M3750 19750v500" svg:viewBox="0 0 1 501">
          <text:p/>
        </draw:connector>
        <draw:connector draw:style-name="gr18" draw:text-style-name="P3" xml:id="id11" draw:id="id11" draw:layer="layout" draw:type="line" svg:x1="11.442cm" svg:y1="22.679cm" svg:x2="11.202cm" svg:y2="4.707cm" svg:d="M11442 22679l-240-17972" svg:viewBox="0 0 241 17973">
          <text:p/>
        </draw:connector>
        <draw:connector draw:style-name="gr19" draw:text-style-name="P3" draw:layer="layout" draw:type="line" svg:x1="11.202cm" svg:y1="4.707cm" svg:x2="3.375cm" svg:y2="4.75cm" draw:start-shape="id11" draw:start-glue-point="3" draw:end-shape="id3" draw:end-glue-point="4" svg:d="M11202 4707l-7827 43" svg:viewBox="0 0 7828 44">
          <text:p/>
        </draw:connector>
        <draw:frame draw:style-name="gr20" draw:text-style-name="P4" draw:layer="layout" svg:width="1.5cm" svg:height="0.886cm" svg:x="2.75cm" svg:y="10.614cm">
          <draw:text-box>
            <text:p>no</text:p>
          </draw:text-box>
        </draw:frame>
        <draw:frame draw:style-name="gr20" draw:text-style-name="P4" draw:layer="layout" svg:width="1.5cm" svg:height="0.886cm" svg:x="2cm" svg:y="7.25cm">
          <draw:text-box>
            <text:p>yes</text:p>
          </draw:text-box>
        </draw:frame>
        <draw:frame draw:style-name="gr20" draw:text-style-name="P4" draw:layer="layout" svg:width="1.5cm" svg:height="0.886cm" svg:x="5.75cm" svg:y="5.364cm">
          <draw:text-box>
            <text:p>no</text:p>
          </draw:text-box>
        </draw:frame>
        <draw:frame draw:style-name="gr21" draw:text-style-name="P5" draw:layer="layout" svg:width="1.5cm" svg:height="0.887cm" svg:x="5.75cm" svg:y="8.613cm">
          <draw:text-box>
            <text:p>yes</text:p>
          </draw:text-box>
        </draw:frame>
        <draw:custom-shape draw:style-name="gr22" draw:text-style-name="P7" draw:layer="layout" svg:width="3.75cm" svg:height="1.75cm" svg:x="2cm" svg:y="11.5cm">
          <text:p text:style-name="P6"><text:span text:style-name="T2">GET USER INP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2" xml:id="id12" draw:id="id12" draw:layer="layout" svg:width="3cm" svg:height="1.25cm" svg:x="2.25cm" svg:y="22cm">
          <text:p text:style-name="P1"><text:span text:style-name="T1">Render objects to scre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3" draw:layer="layout" draw:type="line" svg:x1="3.75cm" svg:y1="21.5cm" svg:x2="3.75cm" svg:y2="22cm" draw:start-shape="id10" draw:end-shape="id12" svg:d="M3750 21500v500" svg:viewBox="0 0 1 501">
          <text:p/>
        </draw:connector>
        <draw:connector draw:style-name="gr24" draw:text-style-name="P3" draw:layer="layout" draw:type="line" svg:x1="5.25cm" svg:y1="22.625cm" svg:x2="11.442cm" svg:y2="22.679cm" draw:start-shape="id12" draw:start-glue-point="7" draw:end-shape="id11" draw:end-glue-point="2" svg:d="M5250 22625l6192 54" svg:viewBox="0 0 6193 5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6:22:35.167189868</meta:creation-date>
    <dc:date>2023-03-29T17:47:52.560619946</dc:date>
    <meta:editing-duration>PT38M23S</meta:editing-duration>
    <meta:editing-cycles>2</meta:editing-cycles>
    <meta:generator>LibreOffice/7.5.1.2$Linux_X86_64 LibreOffice_project/50$Build-2</meta:generator>
    <meta:document-statistic meta:object-count="31"/>
  </office:meta>
</office:document-meta>
</file>